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2pt" fo:font-weight="bold" officeooo:rsid="000355af" officeooo:paragraph-rsid="0006d02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Ubuntu" fo:font-size="12pt" fo:font-weight="bold" officeooo:rsid="000355af" officeooo:paragraph-rsid="0006d028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Ubuntu" fo:font-size="12pt" officeooo:rsid="000355af" officeooo:paragraph-rsid="0006d028" style:font-size-asian="12pt" style:font-size-complex="12pt"/>
    </style:style>
    <style:style style:name="P4" style:family="paragraph" style:parent-style-name="Standard" style:list-style-name="L10">
      <style:text-properties style:font-name="Ubuntu" fo:font-size="12pt" style:font-size-asian="12pt" style:font-size-complex="12pt"/>
    </style:style>
    <style:style style:name="P5" style:family="paragraph" style:parent-style-name="Standard" style:list-style-name="L10">
      <style:text-properties style:font-name="Ubuntu" fo:font-size="12pt" officeooo:paragraph-rsid="001c37ad" style:font-size-asian="12pt" style:font-size-complex="12pt"/>
    </style:style>
    <style:style style:name="P6" style:family="paragraph" style:parent-style-name="Standard" style:list-style-name="L4">
      <style:text-properties style:font-name="Ubuntu" fo:font-size="12pt" fo:language="en" fo:country="none" officeooo:rsid="000355af" officeooo:paragraph-rsid="0006d028" style:font-size-asian="12pt" style:font-size-complex="12pt"/>
    </style:style>
    <style:style style:name="P7" style:family="paragraph" style:parent-style-name="Standard" style:list-style-name="L4">
      <style:text-properties style:font-name="Ubuntu" fo:font-size="12pt" fo:language="en" fo:country="none" officeooo:rsid="0006d028" officeooo:paragraph-rsid="0006d028" style:font-size-asian="12pt" style:font-size-complex="12pt"/>
    </style:style>
    <style:style style:name="P8" style:family="paragraph" style:parent-style-name="Standard" style:list-style-name="L5">
      <style:text-properties style:font-name="Ubuntu" fo:font-size="12pt" fo:language="en" fo:country="none" officeooo:paragraph-rsid="00087b3a" style:font-size-asian="12pt" style:font-size-complex="12pt"/>
    </style:style>
    <style:style style:name="P9" style:family="paragraph" style:parent-style-name="Standard" style:list-style-name="L5">
      <style:paragraph-properties fo:margin-top="0cm" fo:margin-bottom="0cm" style:contextual-spacing="false"/>
      <style:text-properties style:font-name="Ubuntu" fo:font-size="12pt" fo:language="en" fo:country="none" fo:font-weight="normal" officeooo:rsid="00087b3a" officeooo:paragraph-rsid="00087b3a" style:font-size-asian="12pt" style:font-weight-asian="normal" style:font-size-complex="12pt" style:font-weight-complex="normal"/>
    </style:style>
    <style:style style:name="P10" style:family="paragraph" style:parent-style-name="Standard" style:list-style-name="L6">
      <style:paragraph-properties fo:margin-top="0cm" fo:margin-bottom="0cm" style:contextual-spacing="false"/>
      <style:text-properties style:font-name="Ubuntu" fo:font-size="12pt" fo:language="en" fo:country="none" fo:font-weight="normal" officeooo:rsid="0008cb40" officeooo:paragraph-rsid="0008cb40" style:font-size-asian="12pt" style:font-weight-asian="normal" style:font-size-complex="12pt" style:font-weight-complex="normal"/>
    </style:style>
    <style:style style:name="P11" style:family="paragraph" style:parent-style-name="Standard" style:list-style-name="L7">
      <style:paragraph-properties fo:margin-top="0cm" fo:margin-bottom="0cm" style:contextual-spacing="false"/>
      <style:text-properties style:font-name="Ubuntu" fo:font-size="12pt" fo:language="en" fo:country="none" fo:font-weight="normal" officeooo:rsid="000a7008" officeooo:paragraph-rsid="0008cb40" style:font-size-asian="12pt" style:font-weight-asian="normal" style:font-size-complex="12pt" style:font-weight-complex="normal"/>
    </style:style>
    <style:style style:name="P12" style:family="paragraph" style:parent-style-name="Standard" style:list-style-name="L7">
      <style:paragraph-properties fo:margin-top="0cm" fo:margin-bottom="0cm" style:contextual-spacing="false"/>
      <style:text-properties style:font-name="Ubuntu" fo:font-size="12pt" fo:language="en" fo:country="none" fo:font-weight="normal" officeooo:rsid="000a7008" officeooo:paragraph-rsid="000a7008" style:font-size-asian="12pt" style:font-weight-asian="normal" style:font-size-complex="12pt" style:font-weight-complex="normal"/>
    </style:style>
    <style:style style:name="P13" style:family="paragraph" style:parent-style-name="Standard" style:list-style-name="L8">
      <style:paragraph-properties fo:margin-top="0cm" fo:margin-bottom="0cm" style:contextual-spacing="false"/>
      <style:text-properties style:font-name="Ubuntu" fo:font-size="12pt" fo:language="en" fo:country="none" fo:font-weight="normal" officeooo:rsid="000a7008" officeooo:paragraph-rsid="000a7008" style:font-size-asian="12pt" style:font-weight-asian="normal" style:font-size-complex="12pt" style:font-weight-complex="normal"/>
    </style:style>
    <style:style style:name="P14" style:family="paragraph" style:parent-style-name="Standard" style:list-style-name="L8">
      <style:paragraph-properties fo:margin-top="0cm" fo:margin-bottom="0cm" style:contextual-spacing="false"/>
      <style:text-properties style:font-name="Ubuntu" fo:font-size="12pt" fo:language="en" fo:country="none" fo:font-weight="normal" officeooo:rsid="000a7008" officeooo:paragraph-rsid="001ef18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style:contextual-spacing="false"/>
      <style:text-properties style:font-name="Ubuntu" fo:font-size="12pt" fo:language="en" fo:country="none" fo:font-weight="bold" officeooo:rsid="00087b3a" officeooo:paragraph-rsid="00087b3a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cm" fo:margin-bottom="0cm" style:contextual-spacing="false"/>
      <style:text-properties style:font-name="Ubuntu" fo:font-size="12pt" officeooo:paragraph-rsid="00087b3a" style:font-size-asian="12pt" style:font-size-complex="12pt"/>
    </style:style>
    <style:style style:name="P17" style:family="paragraph" style:parent-style-name="Standard">
      <style:paragraph-properties fo:margin-top="0cm" fo:margin-bottom="0cm" style:contextual-spacing="false"/>
      <style:text-properties style:font-name="Ubuntu" fo:font-size="12pt" officeooo:paragraph-rsid="0008cb40" style:font-size-asian="12pt" style:font-size-complex="12pt"/>
    </style:style>
    <style:style style:name="P18" style:family="paragraph" style:parent-style-name="Standard">
      <style:paragraph-properties fo:margin-top="0cm" fo:margin-bottom="0cm" style:contextual-spacing="false"/>
      <style:text-properties style:font-name="Ubuntu" fo:font-size="12pt" officeooo:paragraph-rsid="000a7008" style:font-size-asian="12pt" style:font-size-complex="12pt"/>
    </style:style>
    <style:style style:name="P19" style:family="paragraph" style:parent-style-name="Text_20_body" style:list-style-name="L1">
      <style:paragraph-properties fo:margin-top="0cm" fo:margin-bottom="0cm" style:contextual-spacing="false"/>
      <style:text-properties style:font-name="Ubuntu" fo:font-size="12pt" officeooo:paragraph-rsid="00171a39" style:font-size-asian="12pt" style:font-size-complex="12pt"/>
    </style:style>
    <style:style style:name="P20" style:family="paragraph" style:parent-style-name="Text_20_body">
      <style:paragraph-properties fo:margin-top="0cm" fo:margin-bottom="0cm" style:contextual-spacing="false"/>
      <style:text-properties style:font-name="Ubuntu" fo:font-size="12pt" officeooo:paragraph-rsid="0006d028" style:font-size-asian="12pt" style:font-size-complex="12pt"/>
    </style:style>
    <style:style style:name="P21" style:family="paragraph" style:parent-style-name="Text_20_body">
      <style:paragraph-properties fo:margin-top="0cm" fo:margin-bottom="0cm" style:contextual-spacing="false"/>
      <style:text-properties style:font-name="Ubuntu" fo:font-size="12pt" officeooo:paragraph-rsid="00171a39" style:font-size-asian="12pt" style:font-size-complex="12pt"/>
    </style:style>
    <style:style style:name="P22" style:family="paragraph" style:parent-style-name="Text_20_body" style:list-style-name="L2">
      <style:paragraph-properties fo:margin-top="0cm" fo:margin-bottom="0cm" style:contextual-spacing="false"/>
      <style:text-properties style:font-name="Ubuntu" fo:font-size="12pt" officeooo:rsid="0006d028" officeooo:paragraph-rsid="0006d028" style:font-size-asian="12pt" style:font-size-complex="12pt"/>
    </style:style>
    <style:style style:name="P23" style:family="paragraph" style:parent-style-name="Text_20_body" style:list-style-name="L3">
      <style:paragraph-properties fo:margin-top="0cm" fo:margin-bottom="0cm" style:contextual-spacing="false"/>
      <style:text-properties style:font-name="Ubuntu" fo:font-size="12pt" officeooo:rsid="000355af" officeooo:paragraph-rsid="0006d028" style:font-size-asian="12pt" style:font-size-complex="12pt"/>
    </style:style>
    <style:style style:name="P24" style:family="paragraph" style:parent-style-name="Text_20_body">
      <style:paragraph-properties fo:margin-top="0cm" fo:margin-bottom="0cm" style:contextual-spacing="false"/>
      <style:text-properties style:font-name="Ubuntu" fo:font-size="12pt" officeooo:paragraph-rsid="00086bfe" style:font-size-asian="12pt" style:font-size-complex="12pt"/>
    </style:style>
    <style:style style:name="P25" style:family="paragraph" style:parent-style-name="Text_20_body" style:list-style-name="L5">
      <style:paragraph-properties fo:margin-top="0cm" fo:margin-bottom="0cm" style:contextual-spacing="false"/>
      <style:text-properties style:font-name="Ubuntu" fo:font-size="12pt" officeooo:paragraph-rsid="0018b133" style:font-size-asian="12pt" style:font-size-complex="12pt"/>
    </style:style>
    <style:style style:name="P26" style:family="paragraph" style:parent-style-name="Text_20_body" style:list-style-name="L5">
      <style:paragraph-properties fo:margin-top="0cm" fo:margin-bottom="0cm" style:contextual-spacing="false"/>
      <style:text-properties style:font-name="Ubuntu" fo:font-size="12pt" officeooo:paragraph-rsid="000ba43e" style:font-size-asian="12pt" style:font-size-complex="12pt"/>
    </style:style>
    <style:style style:name="P27" style:family="paragraph" style:parent-style-name="Text_20_body" style:list-style-name="L5">
      <style:paragraph-properties fo:margin-top="0cm" fo:margin-bottom="0cm" style:contextual-spacing="false"/>
      <style:text-properties style:font-name="Ubuntu" fo:font-size="12pt" officeooo:paragraph-rsid="001db5f6" style:font-size-asian="12pt" style:font-size-complex="12pt"/>
    </style:style>
    <style:style style:name="P28" style:family="paragraph" style:parent-style-name="Text_20_body" style:list-style-name="L9">
      <style:paragraph-properties fo:margin-top="0cm" fo:margin-bottom="0cm" style:contextual-spacing="false"/>
      <style:text-properties style:font-name="Ubuntu" fo:font-size="12pt" officeooo:paragraph-rsid="000bc051" style:font-size-asian="12pt" style:font-size-complex="12pt"/>
    </style:style>
    <style:style style:name="P29" style:family="paragraph" style:parent-style-name="Text_20_body" style:list-style-name="L10">
      <style:paragraph-properties fo:margin-top="0cm" fo:margin-bottom="0cm" style:contextual-spacing="false"/>
      <style:text-properties style:font-name="Ubuntu" fo:font-size="12pt" officeooo:rsid="001c37ad" officeooo:paragraph-rsid="001c37ad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/>
      <style:text-properties style:font-name="Ubuntu" fo:font-size="12pt" officeooo:paragraph-rsid="001ef18a" style:font-size-asian="12pt" style:font-size-complex="12pt"/>
    </style:style>
    <style:style style:name="P31" style:family="paragraph" style:parent-style-name="Text_20_body">
      <style:paragraph-properties fo:margin-top="0cm" fo:margin-bottom="0cm" style:contextual-spacing="false"/>
      <style:text-properties style:font-name="Ubuntu" fo:font-size="12pt" officeooo:paragraph-rsid="001fe6e1" style:font-size-asian="12pt" style:font-size-complex="12pt"/>
    </style:style>
    <style:style style:name="P32" style:family="paragraph" style:parent-style-name="Text_20_body">
      <style:paragraph-properties fo:margin-top="0cm" fo:margin-bottom="0cm" style:contextual-spacing="false"/>
      <style:text-properties style:font-name="Ubuntu" fo:font-size="12pt" fo:font-weight="bold" officeooo:rsid="000355af" officeooo:paragraph-rsid="0006d028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margin-top="0cm" fo:margin-bottom="0cm" style:contextual-spacing="false"/>
      <style:text-properties style:font-name="Ubuntu" fo:font-size="12pt" fo:font-weight="bold" officeooo:rsid="000355af" officeooo:paragraph-rsid="00086bfe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margin-top="0cm" fo:margin-bottom="0cm" style:contextual-spacing="false"/>
      <style:text-properties style:font-name="Ubuntu" fo:font-size="12pt" fo:font-weight="bold" officeooo:rsid="000bc051" officeooo:paragraph-rsid="000bc051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margin-top="0cm" fo:margin-bottom="0cm" style:contextual-spacing="false"/>
      <style:text-properties style:font-name="Ubuntu" fo:font-size="12pt" fo:font-weight="normal" officeooo:rsid="000355af" officeooo:paragraph-rsid="00086bfe" style:font-size-asian="12pt" style:font-weight-asian="normal" style:font-size-complex="12pt" style:font-weight-complex="normal"/>
    </style:style>
    <style:style style:name="P36" style:family="paragraph" style:parent-style-name="Preformatted_20_Text" style:list-style-name="L3">
      <style:text-properties style:font-name="Ubuntu" fo:font-size="12pt" officeooo:rsid="000355af" officeooo:paragraph-rsid="001db5f6" style:font-size-asian="12pt" style:font-size-complex="12pt"/>
    </style:style>
    <style:style style:name="P37" style:family="paragraph" style:parent-style-name="Preformatted_20_Text" style:list-style-name="L4">
      <style:text-properties style:font-name="Ubuntu" fo:font-size="12pt" officeooo:rsid="000355af" officeooo:paragraph-rsid="0006d028" style:font-size-asian="12pt" style:font-size-complex="12pt"/>
    </style:style>
    <style:style style:name="P38" style:family="paragraph" style:parent-style-name="Preformatted_20_Text" style:list-style-name="L5">
      <style:text-properties style:font-name="Ubuntu" fo:font-size="12pt" officeooo:paragraph-rsid="0008cb40" style:font-size-asian="12pt" style:font-size-complex="12pt"/>
    </style:style>
    <style:style style:name="P39" style:family="paragraph" style:parent-style-name="Preformatted_20_Text" style:list-style-name="L5">
      <style:text-properties style:font-name="Ubuntu" fo:font-size="12pt" officeooo:paragraph-rsid="001db5f6" style:font-size-asian="12pt" style:font-size-complex="12pt"/>
    </style:style>
    <style:style style:name="P40" style:family="paragraph" style:parent-style-name="Heading_20_1">
      <style:paragraph-properties fo:text-align="center" style:justify-single-word="false"/>
      <style:text-properties style:font-name="Ubuntu" fo:font-size="16pt" fo:language="en" fo:country="none" fo:font-weight="bold" officeooo:rsid="000355af" officeooo:paragraph-rsid="0006d028" style:font-size-asian="16pt" style:font-weight-asian="bold" style:font-size-complex="16pt" style:font-weight-complex="bold"/>
    </style:style>
    <style:style style:name="T1" style:family="text">
      <style:text-properties officeooo:rsid="000355af"/>
    </style:style>
    <style:style style:name="T2" style:family="text">
      <style:text-properties fo:font-style="italic" officeooo:rsid="0006d028" style:font-style-asian="italic" style:font-style-complex="italic"/>
    </style:style>
    <style:style style:name="T3" style:family="text">
      <style:text-properties fo:font-style="italic" officeooo:rsid="000355af" style:font-style-asian="italic" style:font-style-complex="italic"/>
    </style:style>
    <style:style style:name="T4" style:family="text">
      <style:text-properties fo:font-style="italic" officeooo:rsid="000ba43e" style:font-style-asian="italic" style:font-style-complex="italic"/>
    </style:style>
    <style:style style:name="T5" style:family="text">
      <style:text-properties fo:font-style="italic" fo:font-weight="normal" officeooo:rsid="0006d028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0ba43e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officeooo:rsid="000ba43e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71663" style:font-style-asian="italic" style:font-weight-asian="bold" style:font-style-complex="italic" style:font-weight-complex="bold"/>
    </style:style>
    <style:style style:name="T9" style:family="text">
      <style:text-properties officeooo:rsid="0006d02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355af" style:font-weight-asian="bold" style:font-weight-complex="bold"/>
    </style:style>
    <style:style style:name="T12" style:family="text">
      <style:text-properties fo:font-weight="bold" officeooo:rsid="000a7008" style:font-weight-asian="bold" style:font-weight-complex="bold"/>
    </style:style>
    <style:style style:name="T13" style:family="text">
      <style:text-properties fo:font-weight="normal" officeooo:rsid="000355af" style:font-weight-asian="normal" style:font-weight-complex="normal"/>
    </style:style>
    <style:style style:name="T14" style:family="text">
      <style:text-properties fo:font-weight="normal" officeooo:rsid="0008cb40" style:font-weight-asian="normal" style:font-weight-complex="normal"/>
    </style:style>
    <style:style style:name="T15" style:family="text">
      <style:text-properties fo:font-weight="normal" officeooo:rsid="000a7008" style:font-weight-asian="normal" style:font-weight-complex="normal"/>
    </style:style>
    <style:style style:name="T16" style:family="text">
      <style:text-properties fo:font-weight="normal" officeooo:rsid="0006d028" style:font-weight-asian="normal" style:font-weight-complex="normal"/>
    </style:style>
    <style:style style:name="T17" style:family="text">
      <style:text-properties fo:font-weight="normal" officeooo:rsid="00171a39" style:font-weight-asian="normal" style:font-weight-complex="normal"/>
    </style:style>
    <style:style style:name="T18" style:family="text">
      <style:text-properties fo:font-weight="normal" officeooo:rsid="001ef18a" style:font-weight-asian="normal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officeooo:rsid="00171a39"/>
    </style:style>
    <style:style style:name="T21" style:family="text">
      <style:text-properties fo:language="en" fo:country="none"/>
    </style:style>
    <style:style style:name="T22" style:family="text">
      <style:text-properties fo:language="en" fo:country="none" officeooo:rsid="00171a39"/>
    </style:style>
    <style:style style:name="T23" style:family="text">
      <style:text-properties fo:language="en" fo:country="none" fo:font-weight="normal" style:font-weight-asian="normal" style:font-weight-complex="normal"/>
    </style:style>
    <style:style style:name="T24" style:family="text">
      <style:text-properties fo:language="en" fo:country="none" fo:font-weight="normal" officeooo:rsid="00171a39" style:font-weight-asian="normal" style:font-weight-complex="normal"/>
    </style:style>
    <style:style style:name="T25" style:family="text">
      <style:text-properties fo:language="en" fo:country="none" fo:font-weight="normal" officeooo:rsid="000a7008" style:font-weight-asian="normal" style:font-weight-complex="normal"/>
    </style:style>
    <style:style style:name="T26" style:family="text">
      <style:text-properties fo:language="en" fo:country="none" fo:font-weight="normal" officeooo:rsid="000bc051" style:font-weight-asian="normal" style:font-weight-complex="normal"/>
    </style:style>
    <style:style style:name="T27" style:family="text">
      <style:text-properties fo:language="en" fo:country="none" fo:font-weight="normal" officeooo:rsid="000355af" style:font-weight-asian="normal" style:font-weight-complex="normal"/>
    </style:style>
    <style:style style:name="T28" style:family="text">
      <style:text-properties fo:language="en" fo:country="none" fo:font-weight="normal" officeooo:rsid="001fe6e1" style:font-weight-asian="normal" style:font-weight-complex="normal"/>
    </style:style>
    <style:style style:name="T29" style:family="text">
      <style:text-properties fo:language="en" fo:country="none" fo:font-weight="bold" officeooo:rsid="00087b3a" style:font-weight-asian="bold" style:font-weight-complex="bold"/>
    </style:style>
    <style:style style:name="T30" style:family="text">
      <style:text-properties fo:language="en" fo:country="none" officeooo:rsid="000355af"/>
    </style:style>
    <style:style style:name="T31" style:family="text">
      <style:text-properties fo:language="en" fo:country="none" officeooo:rsid="001db5f6"/>
    </style:style>
    <style:style style:name="T32" style:family="text">
      <style:text-properties officeooo:rsid="001c37ad"/>
    </style:style>
    <style:style style:name="T33" style:family="text">
      <style:text-properties officeooo:rsid="001db5f6"/>
    </style:style>
    <style:style style:name="T34" style:family="text">
      <style:text-properties officeooo:rsid="001ef18a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h text:style-name="P40" text:outline-level="1"><text:bookmark text:name="firstHeading"/>Software requirements specification</text:h>
      <text:p text:style-name="P2"/>
      <text:p text:style-name="P1"/>
      <text:p text:style-name="P1">Introduction</text:p>
      <text:p text:style-name="P3"><text:tab/><text:span text:style-name="T10">Purpose</text:span></text:p>
      <text:list xml:id="list1500083500921696188" text:style-name="L1">
        <text:list-item>
          <text:list>
            <text:list-header>
              <text:p text:style-name="P19"><text:span text:style-name="T20">Firewall for </text:span><text:bookmark text:name="result_box5"/><text:span text:style-name="T21">management </text:span><text:span text:style-name="T22">process in</text:span><text:span text:style-name="T20"> linux. </text:span></text:p>
              <text:p text:style-name="P19"/>
            </text:list-header>
          </text:list>
        </text:list-item>
      </text:list>
      <text:p text:style-name="P20"><text:span text:style-name="T9"><text:tab/></text:span><text:span text:style-name="T10">Project scope</text:span></text:p>
      <text:p text:style-name="P21"><text:span text:style-name="T10"><text:tab/><text:tab/></text:span><text:span text:style-name="T17">Study new techology, work in command, g</text:span><text:span text:style-name="T24">aining experience w</text:span><text:span text:style-name="T21">orking driver.</text:span></text:p>
      <text:p text:style-name="P21"><text:span text:style-name="T21"/></text:p>
      <text:p text:style-name="P32">Overall Description</text:p>
      <text:p text:style-name="P20"><text:tab/><text:span text:style-name="T10">Product features</text:span></text:p>
      <text:list xml:id="list9153783643133794738" text:style-name="L2">
        <text:list-item>
          <text:p text:style-name="P22">Exist blacklist for pocesses.</text:p>
        </text:list-item>
        <text:list-item>
          <text:p text:style-name="P22">Exist process list.</text:p>
        </text:list-item>
      </text:list>
      <text:list xml:id="list8667720725399714131" text:style-name="L3">
        <text:list-item>
          <text:p text:style-name="P23">Add <text:span text:style-name="T33">process </text:span>to blacklist.</text:p>
        </text:list-item>
        <text:list-item>
          <text:p text:style-name="P36">Remove <text:span text:style-name="T33">process</text:span> from blacklist.</text:p>
        </text:list-item>
      </text:list>
      <text:list xml:id="list7318017455489635338" text:style-name="L4">
        <text:list-item>
          <text:p text:style-name="P6"><text:bookmark text:name="result_box"/>Add not running processes <text:span text:style-name="T33">to </text:span>blacklist by <text:span text:style-name="T33">path</text:span>.</text:p>
        </text:list-item>
        <text:list-item>
          <text:p text:style-name="P37">Kill process.</text:p>
        </text:list-item>
        <text:list-item>
          <text:p text:style-name="P7">Display information about the selected process in the process list.</text:p>
        </text:list-item>
      </text:list>
      <text:p text:style-name="P24"><text:tab/></text:p>
      <text:p text:style-name="P24"><text:span text:style-name="T13"><text:tab/></text:span><text:span text:style-name="T11">User documentation</text:span></text:p>
      <text:list xml:id="list1402115575746056163" text:style-name="L10">
        <text:list-item>
          <text:p text:style-name="P29">Test plan.</text:p>
        </text:list-item>
        <text:list-item>
          <text:p text:style-name="P4"><text:span text:style-name="T32">Code documentation</text:span>.</text:p>
        </text:list-item>
        <text:list-item>
          <text:p text:style-name="P4"><text:span text:style-name="T32">UI documentation</text:span>.</text:p>
        </text:list-item>
        <text:list-item>
          <text:p text:style-name="P5"><text:span text:style-name="T32">Diagram which show the work of application.</text:span></text:p>
        </text:list-item>
        <text:list-item>
          <text:p text:style-name="P4"><text:span text:style-name="T32">Presentation</text:span>.</text:p>
        </text:list-item>
      </text:list>
      <text:p text:style-name="P35"/>
      <text:p text:style-name="P33">System features</text:p>
      <text:list xml:id="list3847805532806898318" text:style-name="L5">
        <text:list-item>
          <text:p text:style-name="P25"><text:span text:style-name="T6">File </text:span><text:span text:style-name="T7">AFFL_black_list</text:span><text:span text:style-name="T6"> </text:span><text:span text:style-name="T5">:</text:span><text:span text:style-name="T16"> </text:span><text:bookmark text:name="result_box9"/><text:span text:style-name="T21">File which contains the list of processes should be added to the blacklist</text:span><text:span text:style-name="T16">.</text:span></text:p>
        </text:list-item>
        <text:list-item>
          <text:p text:style-name="P26"><text:span text:style-name="T4">File</text:span><text:span text:style-name="T2"> </text:span><text:span text:style-name="T7">AFFL_</text:span><text:span text:style-name="T8">command</text:span><text:span text:style-name="T2">:</text:span><text:span text:style-name="T9"> </text:span><text:bookmark text:name="result_box10"/><text:span text:style-name="T21">File for communication between UI and driver.</text:span></text:p>
        </text:list-item>
        <text:list-item>
          <text:p text:style-name="P27"><text:span text:style-name="T3">Add to blacklist:</text:span><text:span text:style-name="T1"> </text:span><text:span text:style-name="T31">Adds the selected process to blacklist.</text:span></text:p>
        </text:list-item>
        <text:list-item>
          <text:p text:style-name="P38"><text:span text:style-name="T3">Remove from blacklist:</text:span><text:span text:style-name="T1"> </text:span><text:bookmark text:name="result_box12"/><text:span text:style-name="T21">Removes the selected user from the user program, the process of the file that should be stored blacklist.</text:span></text:p>
        </text:list-item>
        <text:list-item>
          <text:p text:style-name="P8"><text:bookmark text:name="result_box4"/><text:span text:style-name="T3">Add not running processes blacklisted by name: </text:span><text:bookmark text:name="result_box14"/><text:span text:style-name="T19">Adds the path of the executable is not running, the file in the file for the blacklist.</text:span></text:p>
        </text:list-item>
        <text:list-item>
          <text:p text:style-name="P39"><text:span text:style-name="T3">Kill process:</text:span><text:span text:style-name="T1"> </text:span><text:span text:style-name="T30"><text:s/></text:span><text:span text:style-name="T31">Kill the selected process.</text:span></text:p>
        </text:list-item>
        <text:list-item>
          <text:p text:style-name="P8"><text:span text:style-name="T2">D</text:span><text:span text:style-name="T3">isplay information about the selected process in the process list:</text:span><text:span text:style-name="T1"> Show</text:span> information about the selected process.</text:p>
          <text:p text:style-name="P9"/>
          <text:p text:style-name="P9"/>
        </text:list-item>
      </text:list>
      <text:p text:style-name="P15">External interface requirements</text:p>
      <text:p text:style-name="P16"><text:span text:style-name="T29"><text:tab/></text:span><text:span text:style-name="T10">User interfaces</text:span></text:p>
      <text:p text:style-name="P16"><text:span text:style-name="T10"><text:tab/><text:tab/></text:span><text:bookmark text:name="result_box17"/><text:span text:style-name="T25">The program uses the UI. There are two forms.</text:span></text:p>
      <text:p text:style-name="P16"><text:span text:style-name="T15"><text:tab/><text:tab/></text:span><text:bookmark text:name="result_box18"/><text:span text:style-name="T25">In the first form:</text:span></text:p>
      <text:list xml:id="list8248000075469161404" text:style-name="L6">
        <text:list-item>
          <text:p text:style-name="P10"><text:bookmark text:name="result_box19"/>Field which displays a list of all processes.</text:p>
        </text:list-item>
        <text:list-item>
          <text:p text:style-name="P10"><text:bookmark text:name="result_box21"/><text:soft-page-break/>Field that displays the list of blocked processes (blacklist).</text:p>
        </text:list-item>
        <text:list-item>
          <text:p text:style-name="P10"><text:bookmark text:name="result_box26"/>Field that displays information about the selected process.</text:p>
        </text:list-item>
      </text:list>
      <text:p text:style-name="P17"><text:span text:style-name="T14"><text:tab/><text:tab/></text:span><text:bookmark text:name="result_box27"/><text:span text:style-name="T25">5 buttons:</text:span></text:p>
      <text:list xml:id="list7506698553702123828" text:style-name="L7">
        <text:list-item>
          <text:p text:style-name="P11"><text:bookmark text:name="result_box28"/>Button that updates the list of processes.</text:p>
        </text:list-item>
        <text:list-item>
          <text:p text:style-name="P12"><text:bookmark text:name="result_box29"/>Button that adds the selected process in the blacklist.</text:p>
        </text:list-item>
        <text:list-item>
          <text:p text:style-name="P12"><text:bookmark text:name="result_box30"/>Button that removes the selected process from the blacklist.</text:p>
        </text:list-item>
        <text:list-item>
          <text:p text:style-name="P12"><text:bookmark text:name="result_box31"/>Button that <text:span text:style-name="T33">kill</text:span> the selected process.</text:p>
        </text:list-item>
        <text:list-item>
          <text:p text:style-name="P12"><text:bookmark text:name="result_box32"/>Button which <text:span text:style-name="T33">open</text:span> the second form.</text:p>
        </text:list-item>
      </text:list>
      <text:p text:style-name="P18"><text:span text:style-name="T15"><text:tab/><text:tab/></text:span><text:bookmark text:name="result_box33"/><text:span text:style-name="T23">The second form:</text:span></text:p>
      <text:list xml:id="list5652954860096136149" text:style-name="L8">
        <text:list-item>
          <text:p text:style-name="P13"><text:bookmark text:name="result_box34"/>Input field to enter the path to the executable file.</text:p>
        </text:list-item>
        <text:list-item>
          <text:p text:style-name="P14"><text:bookmark text:name="result_box35"/>Button to add a name <text:span text:style-name="T34">of </text:span>executable file <text:s/>to the blacklist.</text:p>
          <text:p text:style-name="P14"/>
        </text:list-item>
      </text:list>
      <text:list xml:id="list1190964796387010745" text:style-name="L9">
        <text:list-header>
          <text:p text:style-name="P28"><text:span text:style-name="T12">Communication interfaces</text:span><text:span text:style-name="T15"> </text:span></text:p>
        </text:list-header>
      </text:list>
      <text:p text:style-name="P30"><text:span text:style-name="T15"><text:tab/><text:tab/></text:span><text:span text:style-name="T18">Communication between the user program and the driver using the file</text:span><text:span text:style-name="T26"><text:tab/><text:tab/><text:tab/>(Describe the option / command) (see System features)</text:span></text:p>
      <text:p text:style-name="P30"><text:span text:style-name="T26"/></text:p>
      <text:p text:style-name="P34">Limitations</text:p>
      <text:p text:style-name="P31"><text:span text:style-name="T12"><text:tab/></text:span><text:bookmark text:name="result_box37"/><text:span text:style-name="T27">The program must be run as root. <text:line-break/><text:tab/></text:span><text:span text:style-name="T28">Enter</text:span><text:span text:style-name="T27"> the path to the </text:span><text:span text:style-name="T25">executable</text:span><text:span text:style-name="T27"> file, </text:span><text:span text:style-name="T28">but </text:span><text:span text:style-name="T27">not the name of the </text:span><text:span text:style-name="T25">executable</text:span><text:span text:style-name="T27"> file. <text:line-break/><text:tab/>OS Linux (kubuntu 13.10, ubuntu 13.10, lubuntu 13.10). Kernel version 3.1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05T21:45:24.237732873</dc:date>
    <meta:generator>LibreOffice/4.1.3.2$Linux_X86_64 LibreOffice_project/410m0$Build-2</meta:generator>
    <meta:editing-duration>PT4H2M16S</meta:editing-duration>
    <meta:editing-cycles>18</meta:editing-cycles>
    <dc:creator>vadim </dc:creator>
    <meta:document-statistic meta:table-count="0" meta:image-count="0" meta:object-count="0" meta:page-count="2" meta:paragraph-count="54" meta:word-count="377" meta:character-count="2262" meta:non-whitespace-character-count="1940"/>
  </office:meta>
</office:document-meta>
</file>